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ock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B</text:p>
          </table:table-cell>
          <table:table-cell table:formula="of:=INT(200*RAND(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</text:p>
          </table:table-cell>
          <table:table-cell table:formula="of:=INT(200*RAND(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RAN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B</text:p>
          </table:table-cell>
          <table:table-cell table:formula="of:=INT(200*RAND(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B</text:p>
          </table:table-cell>
          <table:table-cell table:formula="of:=INT(200*RAND(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B</text:p>
          </table:table-cell>
          <table:table-cell table:formula="of:=INT(200*RAND(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B</text:p>
          </table:table-cell>
          <table:table-cell table:formula="of:=INT(200*RAND())" office:value-type="float" office:value="37" calcext:value-type="float">
            <text:p>37</text:p>
          </table:table-cell>
        </table:table-row>
      </table:table>
      <table:table table:name="Movement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2016.02.01-09:01:00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02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04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06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.02.01-09:01:08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Actions; 1+RAND()*3)" office:value-type="string" office:string-value="div" calcext:value-type="string">
            <text:p>div</text:p>
          </table:table-cell>
          <table:table-cell table:formula="of:=INDEX(Amounts; 1+RAND()*3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.02.01-09:01:10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12</text:p>
          </table:table-cell>
          <table:table-cell table:formula="of:=INDEX(Stocks; 1+RAND()*6)" office:value-type="string" office:string-value="BOND" calcext:value-type="string">
            <text:p>BON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14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Actions; 1+RAND()*3)" office:value-type="string" office:string-value="div" calcext:value-type="string">
            <text:p>div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16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18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20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22</text:p>
          </table:table-cell>
          <table:table-cell table:formula="of:=INDEX(Stocks; 1+RAND()*6)" office:value-type="string" office:string-value="GRAN" calcext:value-type="string">
            <text:p>GRAN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24</text:p>
          </table:table-cell>
          <table:table-cell table:formula="of:=INDEX(Stocks; 1+RAND()*6)" office:value-type="string" office:string-value="GRAN" calcext:value-type="string">
            <text:p>GRAN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26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28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Actions; 1+RAND()*3)" office:value-type="string" office:string-value="div" calcext:value-type="string">
            <text:p>div</text:p>
          </table:table-cell>
          <table:table-cell table:formula="of:=INDEX(Amounts; 1+RAND()*3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.02.01-09:01:30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32</text:p>
          </table:table-cell>
          <table:table-cell table:formula="of:=INDEX(Stocks; 1+RAND()*6)" office:value-type="string" office:string-value="BOND" calcext:value-type="string">
            <text:p>BON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.02.01-09:01:34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36</text:p>
          </table:table-cell>
          <table:table-cell table:formula="of:=INDEX(Stocks; 1+RAND()*6)" office:value-type="string" office:string-value="BOND" calcext:value-type="string">
            <text:p>BOND</text:p>
          </table:table-cell>
          <table:table-cell table:formula="of:=INDEX(Actions; 1+RAND()*3)" office:value-type="string" office:string-value="div" calcext:value-type="string">
            <text:p>div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38</text:p>
          </table:table-cell>
          <table:table-cell table:formula="of:=INDEX(Stocks; 1+RAND()*6)" office:value-type="string" office:string-value="GRAN" calcext:value-type="string">
            <text:p>GRAN</text:p>
          </table:table-cell>
          <table:table-cell table:formula="of:=INDEX(Actions; 1+RAND()*3)" office:value-type="string" office:string-value="div" calcext:value-type="string">
            <text:p>div</text:p>
          </table:table-cell>
          <table:table-cell table:formula="of:=INDEX(Amounts; 1+RAND()*3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.02.01-09:01:40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42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44</text:p>
          </table:table-cell>
          <table:table-cell table:formula="of:=INDEX(Stocks; 1+RAND()*6)" office:value-type="string" office:string-value="BOND" calcext:value-type="string">
            <text:p>BOND</text:p>
          </table:table-cell>
          <table:table-cell table:formula="of:=INDEX(Actions; 1+RAND()*3)" office:value-type="string" office:string-value="div" calcext:value-type="string">
            <text:p>div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46</text:p>
          </table:table-cell>
          <table:table-cell table:formula="of:=INDEX(Stocks; 1+RAND()*6)" office:value-type="string" office:string-value="OIL" calcext:value-type="string">
            <text:p>OIL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48</text:p>
          </table:table-cell>
          <table:table-cell table:formula="of:=INDEX(Stocks; 1+RAND()*6)" office:value-type="string" office:string-value="OIL" calcext:value-type="string">
            <text:p>OIL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50</text:p>
          </table:table-cell>
          <table:table-cell table:formula="of:=INDEX(Stocks; 1+RAND()*6)" office:value-type="string" office:string-value="GRAN" calcext:value-type="string">
            <text:p>GRAN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6.02.01-09:01:52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54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Actions; 1+RAND()*3)" office:value-type="string" office:string-value="up" calcext:value-type="string">
            <text:p>up</text:p>
          </table:table-cell>
          <table:table-cell table:formula="of:=INDEX(Amounts; 1+RAND()*3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.02.01-09:01:56</text:p>
          </table:table-cell>
          <table:table-cell table:formula="of:=INDEX(Stocks; 1+RAND()*6)" office:value-type="string" office:string-value="GRAN" calcext:value-type="string">
            <text:p>GRAN</text:p>
          </table:table-cell>
          <table:table-cell table:formula="of:=INDEX(Actions; 1+RAND()*3)" office:value-type="string" office:string-value="down" calcext:value-type="string">
            <text:p>down</text:p>
          </table:table-cell>
          <table:table-cell table:formula="of:=INDEX(Amounts; 1+RAND()*3)" office:value-type="float" office:value="20" calcext:value-type="float">
            <text:p>20</text:p>
          </table:table-cell>
        </table:table-row>
      </table:table>
      <table:table table:name="Transactions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2016.02.01-09:01:00</text:p>
          </table:table-cell>
          <table:table-cell table:formula="of:=INDEX(Players; 1+RAND()*4)" office:value-type="string" office:string-value="Henry" calcext:value-type="string">
            <text:p>Henry</text:p>
          </table:table-cell>
          <table:table-cell table:formula="of:=INDEX(Stocks; 1+RAND()*6)" office:value-type="string" office:string-value="GRAN" calcext:value-type="string">
            <text:p>GRAN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.02.01-09:01:05</text:p>
          </table:table-cell>
          <table:table-cell table:formula="of:=INDEX(Players; 1+RAND()*4)" office:value-type="string" office:string-value="Henry" calcext:value-type="string">
            <text:p>Henry</text:p>
          </table:table-cell>
          <table:table-cell table:formula="of:=INDEX(Stocks; 1+RAND()*6)" office:value-type="string" office:string-value="OIL" calcext:value-type="string">
            <text:p>OIL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6.02.01-09:01:10</text:p>
          </table:table-cell>
          <table:table-cell table:formula="of:=INDEX(Players; 1+RAND()*4)" office:value-type="string" office:string-value="Donald" calcext:value-type="string">
            <text:p>Donald</text:p>
          </table:table-cell>
          <table:table-cell table:formula="of:=INDEX(Stocks; 1+RAND()*6)" office:value-type="string" office:string-value="BOND" calcext:value-type="string">
            <text:p>BOND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.02.01-09:01:15</text:p>
          </table:table-cell>
          <table:table-cell table:formula="of:=INDEX(Players; 1+RAND()*4)" office:value-type="string" office:string-value="Henry" calcext:value-type="string">
            <text:p>Henry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Buysell; 1+RAND()*2)" office:value-type="string" office:string-value="sell" calcext:value-type="string">
            <text:p>sell</text:p>
          </table:table-cell>
          <table:table-cell table:formula="of:=INDEX(Quantities; 1+RAND()*3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.02.01-09:01:20</text:p>
          </table:table-cell>
          <table:table-cell table:formula="of:=INDEX(Players; 1+RAND()*4)" office:value-type="string" office:string-value="Henry" calcext:value-type="string">
            <text:p>Henry</text:p>
          </table:table-cell>
          <table:table-cell table:formula="of:=INDEX(Stocks; 1+RAND()*6)" office:value-type="string" office:string-value="BOND" calcext:value-type="string">
            <text:p>BOND</text:p>
          </table:table-cell>
          <table:table-cell table:formula="of:=INDEX(Buysell; 1+RAND()*2)" office:value-type="string" office:string-value="sell" calcext:value-type="string">
            <text:p>sell</text:p>
          </table:table-cell>
          <table:table-cell table:formula="of:=INDEX(Quantities; 1+RAND()*3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6.02.01-09:01:25</text:p>
          </table:table-cell>
          <table:table-cell table:formula="of:=INDEX(Players; 1+RAND()*4)" office:value-type="string" office:string-value="Donald" calcext:value-type="string">
            <text:p>Donald</text:p>
          </table:table-cell>
          <table:table-cell table:formula="of:=INDEX(Stocks; 1+RAND()*6)" office:value-type="string" office:string-value="OIL" calcext:value-type="string">
            <text:p>OIL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6.02.01-09:01:30</text:p>
          </table:table-cell>
          <table:table-cell table:formula="of:=INDEX(Players; 1+RAND()*4)" office:value-type="string" office:string-value="Donald" calcext:value-type="string">
            <text:p>Donald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Buysell; 1+RAND()*2)" office:value-type="string" office:string-value="sell" calcext:value-type="string">
            <text:p>sell</text:p>
          </table:table-cell>
          <table:table-cell table:formula="of:=INDEX(Quantities; 1+RAND()*3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.02.01-09:01:35</text:p>
          </table:table-cell>
          <table:table-cell table:formula="of:=INDEX(Players; 1+RAND()*4)" office:value-type="string" office:string-value="Mickey" calcext:value-type="string">
            <text:p>Mickey</text:p>
          </table:table-cell>
          <table:table-cell table:formula="of:=INDEX(Stocks; 1+RAND()*6)" office:value-type="string" office:string-value="OIL" calcext:value-type="string">
            <text:p>OIL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6.02.01-09:01:40</text:p>
          </table:table-cell>
          <table:table-cell table:formula="of:=INDEX(Players; 1+RAND()*4)" office:value-type="string" office:string-value="Mickey" calcext:value-type="string">
            <text:p>Mickey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Buysell; 1+RAND()*2)" office:value-type="string" office:string-value="sell" calcext:value-type="string">
            <text:p>sell</text:p>
          </table:table-cell>
          <table:table-cell table:formula="of:=INDEX(Quantities; 1+RAND()*3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6.02.01-09:01:45</text:p>
          </table:table-cell>
          <table:table-cell table:formula="of:=INDEX(Players; 1+RAND()*4)" office:value-type="string" office:string-value="Mickey" calcext:value-type="string">
            <text:p>Mickey</text:p>
          </table:table-cell>
          <table:table-cell table:formula="of:=INDEX(Stocks; 1+RAND()*6)" office:value-type="string" office:string-value="IND" calcext:value-type="string">
            <text:p>IND</text:p>
          </table:table-cell>
          <table:table-cell table:formula="of:=INDEX(Buysell; 1+RAND()*2)" office:value-type="string" office:string-value="sell" calcext:value-type="string">
            <text:p>sell</text:p>
          </table:table-cell>
          <table:table-cell table:formula="of:=INDEX(Quantities; 1+RAND()*3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6.02.01-09:01:50</text:p>
          </table:table-cell>
          <table:table-cell table:formula="of:=INDEX(Players; 1+RAND()*4)" office:value-type="string" office:string-value="Henry" calcext:value-type="string">
            <text:p>Henry</text:p>
          </table:table-cell>
          <table:table-cell table:formula="of:=INDEX(Stocks; 1+RAND()*6)" office:value-type="string" office:string-value="TECH" calcext:value-type="string">
            <text:p>TECH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.02.01-09:01:55</text:p>
          </table:table-cell>
          <table:table-cell table:formula="of:=INDEX(Players; 1+RAND()*4)" office:value-type="string" office:string-value="Mickey" calcext:value-type="string">
            <text:p>Mickey</text:p>
          </table:table-cell>
          <table:table-cell table:formula="of:=INDEX(Stocks; 1+RAND()*6)" office:value-type="string" office:string-value="GOLD" calcext:value-type="string">
            <text:p>GOLD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6.02.01-09:01:60</text:p>
          </table:table-cell>
          <table:table-cell table:formula="of:=INDEX(Players; 1+RAND()*4)" office:value-type="string" office:string-value="Mickey" calcext:value-type="string">
            <text:p>Mickey</text:p>
          </table:table-cell>
          <table:table-cell table:formula="of:=INDEX(Stocks; 1+RAND()*6)" office:value-type="string" office:string-value="OIL" calcext:value-type="string">
            <text:p>OIL</text:p>
          </table:table-cell>
          <table:table-cell table:formula="of:=INDEX(Buysell; 1+RAND()*2)" office:value-type="string" office:string-value="buy" calcext:value-type="string">
            <text:p>buy</text:p>
          </table:table-cell>
          <table:table-cell table:formula="of:=INDEX(Quantities; 1+RAND()*3)" office:value-type="float" office:value="500" calcext:value-type="float">
            <text:p>500</text:p>
          </table:table-cell>
        </table:table-row>
      </table:table>
      <table:table table:name="Play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string" calcext:value-type="string">
            <text:p>Mickey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500" calcext:value-type="float">
            <text:p>2500</text:p>
          </table:table-cell>
        </table:table-row>
      </table:table>
      <table:table table:name="Cod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Amounts</text:p>
          </table:table-cell>
          <table:table-cell office:value-type="string" calcext:value-type="string">
            <text:p>BuySell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l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" calcext:value-type="float">
            <text:p>1000</text:p>
          </table:table-cell>
        </table:table-row>
      </table:table>
      <table:named-expressions>
        <table:named-range table:name="Actions" table:base-cell-address="$Codes.$A$2" table:cell-range-address="$Codes.$A$2:.$A$4"/>
        <table:named-range table:name="Amounts" table:base-cell-address="$Codes.$B$2" table:cell-range-address="$Codes.$B$2:.$B$4"/>
        <table:named-range table:name="Buysell" table:base-cell-address="$Codes.$C$2" table:cell-range-address="$Codes.$C$2:.$C$3"/>
        <table:named-range table:name="Players" table:base-cell-address="$Players.$A$2" table:cell-range-address="$Players.$A$2:.$A$5"/>
        <table:named-range table:name="Quantities" table:base-cell-address="$Codes.$D$2" table:cell-range-address="$Codes.$D$2:.$D$4"/>
        <table:named-range table:name="Stocks" table:base-cell-address="$Stocks.$A$2" table:cell-range-address="$Stocks.$A$2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6-02-03T02:59:06.403251318</meta:creation-date>
    <dc:date>2016-02-03T08:01:29.033046449</dc:date>
    <dc:creator>James </dc:creator>
    <meta:editing-duration>PT4H29M20S</meta:editing-duration>
    <meta:editing-cycles>2</meta:editing-cycles>
    <meta:generator>LibreOffice/4.2.8.2$Linux_X86_64 LibreOffice_project/420$Build-2</meta:generator>
    <meta:document-statistic meta:table-count="5" meta:cell-count="243" meta:object-count="0"/>
  </office:meta>
</office:document-meta>
</file>